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officeooo:rsid="00107a1c" officeooo:paragraph-rsid="001b2ddf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fo:font-weight="bold" officeooo:rsid="0015aba9" officeooo:paragraph-rsid="0015aba9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3pt" fo:font-weight="bold" officeooo:rsid="001b2ddf" officeooo:paragraph-rsid="001b2ddf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117e0f" officeooo:paragraph-rsid="00117e0f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12936c" officeooo:paragraph-rsid="0012936c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13bf9a" officeooo:paragraph-rsid="0013bf9a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normal" officeooo:rsid="00117e0f" officeooo:paragraph-rsid="00117e0f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font-weight="normal" officeooo:rsid="0012936c" officeooo:paragraph-rsid="0012936c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5pt" fo:font-weight="bold" officeooo:rsid="00107a1c" officeooo:paragraph-rsid="00107a1c" style:font-size-asian="15pt" style:font-weight-asian="bold" style:font-size-complex="15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fo:font-weight="normal" officeooo:rsid="00107a1c" officeooo:paragraph-rsid="00107a1c" style:font-size-asian="14pt" style:font-weight-asian="normal" style:font-size-complex="14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fo:font-weight="normal" officeooo:rsid="0010c3f6" officeooo:paragraph-rsid="001959b9" style:font-size-asian="14pt" style:font-weight-asian="normal" style:font-size-complex="14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4pt" fo:font-weight="normal" officeooo:rsid="00117e0f" officeooo:paragraph-rsid="00117e0f" style:font-size-asian="14pt" style:font-weight-asian="normal" style:font-size-complex="14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4pt" fo:font-weight="normal" officeooo:rsid="00117e0f" officeooo:paragraph-rsid="00117e0f" style:font-size-asian="14pt" style:font-weight-asian="normal" style:font-size-complex="14pt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fo:font-size="14pt" fo:font-weight="normal" officeooo:rsid="00117e0f" officeooo:paragraph-rsid="00117e0f" style:font-size-asian="14pt" style:font-weight-asian="normal" style:font-size-complex="14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4pt" fo:font-weight="normal" officeooo:rsid="0012936c" officeooo:paragraph-rsid="0012936c" style:font-size-asian="14pt" style:font-weight-asian="normal" style:font-size-complex="14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fo:font-size="14pt" fo:font-weight="normal" officeooo:rsid="0012936c" officeooo:paragraph-rsid="0012936c" style:font-size-asian="14pt" style:font-weight-asian="normal" style:font-size-complex="14pt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fo:font-size="14pt" fo:font-weight="normal" officeooo:rsid="0012936c" officeooo:paragraph-rsid="0012936c" style:font-size-asian="14pt" style:font-weight-asian="normal" style:font-size-complex="14pt" style:font-weight-complex="normal"/>
    </style:style>
    <style:style style:name="P19" style:family="paragraph" style:parent-style-name="Standard" style:list-style-name="L6">
      <style:paragraph-properties fo:text-align="start" style:justify-single-word="false"/>
      <style:text-properties fo:font-size="14pt" fo:font-weight="normal" officeooo:rsid="0012936c" officeooo:paragraph-rsid="0012936c" style:font-size-asian="14pt" style:font-weight-asian="normal" style:font-size-complex="14pt" style:font-weight-complex="normal"/>
    </style:style>
    <style:style style:name="P20" style:family="paragraph" style:parent-style-name="Standard" style:list-style-name="L7">
      <style:paragraph-properties fo:text-align="start" style:justify-single-word="false"/>
      <style:text-properties fo:font-size="14pt" fo:font-weight="normal" officeooo:rsid="0013bf9a" officeooo:paragraph-rsid="0013bf9a" style:font-size-asian="14pt" style:font-weight-asian="normal" style:font-size-complex="14pt" style:font-weight-complex="normal"/>
    </style:style>
    <style:style style:name="P21" style:family="paragraph" style:parent-style-name="Standard" style:list-style-name="L7">
      <style:paragraph-properties fo:text-align="start" style:justify-single-word="false"/>
      <style:text-properties fo:font-size="14pt" fo:font-weight="normal" officeooo:rsid="0015aba9" officeooo:paragraph-rsid="0015aba9" style:font-size-asian="14pt" style:font-weight-asian="normal" style:font-size-complex="14pt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officeooo:paragraph-rsid="001b2f1c"/>
    </style:style>
    <style:style style:name="P23" style:family="paragraph" style:parent-style-name="Standard" style:list-style-name="L3">
      <style:paragraph-properties fo:text-align="start" style:justify-single-word="false"/>
      <style:text-properties fo:font-size="16pt" fo:font-weight="normal" officeooo:rsid="0012936c" officeooo:paragraph-rsid="0012936c" style:font-size-asian="16pt" style:font-weight-asian="normal" style:font-size-complex="16pt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fo:font-size="16pt" fo:font-weight="normal" officeooo:rsid="0012936c" officeooo:paragraph-rsid="0012936c" style:font-size-asian="16pt" style:font-weight-asian="normal" style:font-size-complex="16pt" style:font-weight-complex="normal"/>
    </style:style>
    <style:style style:name="P25" style:family="paragraph" style:parent-style-name="Standard_7e_LT_7e_Gliederung_20_1">
      <style:paragraph-properties fo:text-align="center" style:justify-single-word="false"/>
      <style:text-properties style:font-name="Liberation Sans1" fo:font-size="32pt" fo:font-weight="normal" officeooo:rsid="001b2ddf" officeooo:paragraph-rsid="001b2ddf" style:font-size-asian="32pt" style:font-weight-asian="normal" style:font-size-complex="32pt" style:font-weight-complex="normal"/>
    </style:style>
    <style:style style:name="P26" style:family="paragraph" style:parent-style-name="Standard_7e_LT_7e_Gliederung_20_1">
      <style:paragraph-properties fo:line-height="100%" fo:text-align="start" style:justify-single-word="false"/>
      <style:text-properties style:font-name="Liberation Sans1" fo:font-size="10pt" fo:font-weight="normal" officeooo:rsid="0015aba9" officeooo:paragraph-rsid="0015aba9" style:font-size-asian="10pt" style:font-weight-asian="normal" style:font-size-complex="10pt" style:font-weight-complex="normal"/>
    </style:style>
    <style:style style:name="P27" style:family="paragraph" style:parent-style-name="Standard_7e_LT_7e_Gliederung_20_1">
      <style:paragraph-properties fo:margin-left="0cm" fo:margin-right="0cm" fo:margin-top="0.503cm" fo:margin-bottom="0cm" loext:contextual-spacing="false" fo:line-height="100%" fo:text-indent="0cm" style:auto-text-indent="false"/>
      <style:text-properties style:font-name="Liberation Sans1" fo:font-size="10pt" style:font-size-asian="10pt" style:font-size-complex="10pt"/>
    </style:style>
    <style:style style:name="P28" style:family="paragraph" style:parent-style-name="Standard_7e_LT_7e_Gliederung_20_1">
      <style:paragraph-properties fo:margin-left="0cm" fo:margin-right="0cm" fo:margin-top="0.503cm" fo:margin-bottom="0cm" loext:contextual-spacing="false" fo:line-height="100%" fo:text-indent="0cm" style:auto-text-indent="false"/>
      <style:text-properties fo:font-size="10pt" style:font-size-asian="10pt" style:font-size-complex="10pt"/>
    </style:style>
    <style:style style:name="T1" style:family="text">
      <style:text-properties officeooo:rsid="00117e0f"/>
    </style:style>
    <style:style style:name="T2" style:family="text">
      <style:text-properties fo:font-weight="normal" officeooo:rsid="001b2f1c" style:font-weight-asian="normal" style:font-weight-complex="normal"/>
    </style:style>
    <style:style style:name="T3" style:family="text">
      <style:text-properties style:font-name="Liberation Sans1"/>
    </style:style>
    <style:style style:name="T4" style:family="text">
      <style:text-properties fo:color="#ccccff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officeooo:rsid="00117e0f" style:font-size-asian="16pt" style:font-size-complex="16pt"/>
    </style:style>
    <style:style style:name="T7" style:family="text">
      <style:text-properties fo:font-size="16pt" officeooo:rsid="001b04f4" style:font-size-asian="16pt" style:font-size-complex="16pt"/>
    </style:style>
    <style:style style:name="T8" style:family="text">
      <style:text-properties fo:font-size="16pt" officeooo:rsid="001b2ddf" style:font-size-asian="16pt" style:font-size-complex="16pt"/>
    </style:style>
    <style:style style:name="T9" style:family="text">
      <style:text-properties fo:font-size="16pt" officeooo:rsid="0015aba9" style:font-size-asian="16pt" style:font-size-complex="16pt"/>
    </style:style>
    <style:style style:name="T10" style:family="text">
      <style:text-properties fo:font-size="16pt" officeooo:rsid="001b2f1c" style:font-size-asian="16pt" style:font-size-complex="16pt"/>
    </style:style>
    <style:style style:name="T11" style:family="text">
      <style:text-properties fo:font-size="16pt" officeooo:rsid="001c2134" style:font-size-asian="16pt" style:font-size-complex="16pt"/>
    </style:style>
    <style:style style:name="T12" style:family="text">
      <style:text-properties fo:font-size="16pt" fo:font-weight="normal" officeooo:rsid="001b2f1c" style:font-size-asian="16pt" style:font-weight-asian="normal" style:font-size-complex="16pt" style:font-weight-complex="normal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5pt" officeooo:rsid="00179184" style:font-size-asian="15pt" style:font-size-complex="15pt"/>
    </style:style>
    <style:style style:name="T15" style:family="text">
      <style:text-properties officeooo:rsid="001b2f1c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1b2f1c" style:font-size-asian="12pt" style:font-size-complex="12pt"/>
    </style:style>
    <style:style style:name="T18" style:family="text">
      <style:text-properties fo:font-size="12pt" officeooo:rsid="001c2134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0">Découverte OpenStreetMap <text:span text:style-name="T1">(OSM) </text:span>et initiation à la contribution volontaire et bénévole</text:p>
      <text:p text:style-name="P3"><text:span text:style-name="T13">Rando-Vélo-Bull Gérardmer 11 Juin 2017 <text:s/></text:span><text:span text:style-name="T14">(10h30)</text:span> </text:p>
      <text:p text:style-name="P4"/>
      <text:p text:style-name="P2"/>
      <text:p text:style-name="P5">Historique</text:p>
      <text:list xml:id="list6301942376668235163" text:style-name="L1">
        <text:list-item>
          <text:p text:style-name="P11"><text:a xlink:type="simple" xlink:href="https://www.youtube.com/watch?v=7sC83j6vzjo" text:style-name="Internet_20_link" text:visited-style-name="Visited_20_Internet_20_Link"><text:span text:style-name="T5">10 ans d’OpenStreetMap (2004/2014) : la progression </text:span></text:a><text:a xlink:type="simple" xlink:href="https://www.youtube.com/watch?v=7sC83j6vzjo" text:style-name="Internet_20_link" text:visited-style-name="Visited_20_Internet_20_Link"><text:span text:style-name="T6">(2 mn)</text:span></text:a></text:p>
        </text:list-item>
        <text:list-item>
          <text:p text:style-name="P12"><text:span text:style-name="T5">Réponse communauté OSM au tremblement de terre Haïti 12/01/2010 : un exemple de cartographie humanitaire </text:span><text:span text:style-name="T6">(1 mn 30) </text:span><text:a xlink:type="simple" xlink:href="https://www.youtube.com/watch?v=V7-7zVyRXIY" text:style-name="Internet_20_link" text:visited-style-name="Visited_20_Internet_20_Link"><text:span text:style-name="T6">video1</text:span></text:a><text:span text:style-name="T6">, </text:span><text:a xlink:type="simple" xlink:href="https://www.youtube.com/watch?v=kFwdtp52MS4" text:style-name="Internet_20_link" text:visited-style-name="Visited_20_Internet_20_Link"><text:span text:style-name="T6">video2</text:span></text:a><text:span text:style-name="T6">, </text:span><text:a xlink:type="simple" xlink:href="https://www.openstreetmap.org/search?query=haïti#map=16/18.5476/-72.3388" text:style-name="Internet_20_link" text:visited-style-name="Visited_20_Internet_20_Link"><text:span text:style-name="T6">état actuel Haïti</text:span></text:a><text:span text:style-name="T6"> </text:span><text:span text:style-name="T18">(c’était le début du HOT : Humanitarian OpenStreetMap Team)</text:span></text:p>
        </text:list-item>
        <text:list-item>
          <text:p text:style-name="P13"><text:a xlink:type="simple" xlink:href="http://mvexel.github.io/thenandnow/#13/45.1774/5.8205" text:style-name="Internet_20_link" text:visited-style-name="Visited_20_Internet_20_Link"><text:span text:style-name="T5">Comparaison données OSM entre 2007 et maintenant (1 mn)</text:span></text:a></text:p>
        </text:list-item>
      </text:list>
      <text:p text:style-name="P8"/>
      <text:p text:style-name="P5"><text:span text:style-name="T15">E</text:span>n direct, <text:span text:style-name="T15">et récemment</text:span> : </text:p>
      <text:list xml:id="list273023912478004456" text:style-name="L2">
        <text:list-item>
          <text:p text:style-name="P14"><text:a xlink:type="simple" xlink:href="http://live.openstreetmap.fr/" text:style-name="Internet_20_link" text:visited-style-name="Visited_20_Internet_20_Link"><text:span text:style-name="T5">Voir passer les contributions « en live » (2 mn)</text:span></text:a></text:p>
        </text:list-item>
        <text:list-item>
          <text:p text:style-name="P14"><text:a xlink:type="simple" xlink:href="http://osmstats.neis-one.org/" text:style-name="Internet_20_link" text:visited-style-name="Visited_20_Internet_20_Link"><text:span text:style-name="T5">Quelques statistiques sur les contributions (1 mn)</text:span></text:a></text:p>
        </text:list-item>
        <text:list-item>
          <text:p text:style-name="P14"><text:a xlink:type="simple" xlink:href="http://tyrasd.github.io/latest-changes/#13/45.1729/5.7234" text:style-name="Internet_20_link" text:visited-style-name="Visited_20_Internet_20_Link"><text:span text:style-name="T5">Les dernières contributions à Grenoble (1 mn)</text:span></text:a></text:p>
        </text:list-item>
        <text:list-item>
          <text:p text:style-name="P14"><text:a xlink:type="simple" xlink:href="http://resultmaps.neis-one.org/newestosm#6/46.943/3.142" text:style-name="Internet_20_link" text:visited-style-name="Visited_20_Internet_20_Link"><text:span text:style-name="T5">Les nouveaux contributeurs (1 mn) </text:span></text:a></text:p>
        </text:list-item>
      </text:list>
      <text:p text:style-name="P8"/>
      <text:p text:style-name="P5">Rendus : <text:span text:style-name="T2">différentes façons de rendre les données OSM</text:span><text:span text:style-name="T15"> </text:span></text:p>
      <text:list xml:id="list8822598086823905827" text:style-name="L3">
        <text:list-item>
          <text:p text:style-name="P16"><text:span text:style-name="T5">Rendus artistiques (30 s) : </text:span><text:a xlink:type="simple" xlink:href="https://society6.com/product/paris-8uj_print#s6-1334788p4a1v45" text:style-name="Internet_20_link" text:visited-style-name="Visited_20_Internet_20_Link"><text:span text:style-name="T7">1</text:span></text:a><text:span text:style-name="T7">, </text:span><text:a xlink:type="simple" xlink:href="https://api.mapbox.com/v4/aquablib.abc0549e/page.html?access_token=pk.eyJ1IjoiYXF1YWJsaWIiLCJhIjoiY2lvM2t1ZHVtMDE5M3Zna3FkbXN5bDlhMyJ9.jpCbu9eVKgeVhrCpmo96wA#13/45.1768/5.7305" text:style-name="Internet_20_link" text:visited-style-name="Visited_20_Internet_20_Link"><text:span text:style-name="T7">2</text:span></text:a><text:span text:style-name="T7">, </text:span><text:a xlink:type="simple" xlink:href="http://maps.stamen.com/watercolor/#11/45.1940/5.7320" text:style-name="Internet_20_link" text:visited-style-name="Visited_20_Internet_20_Link"><text:span text:style-name="T7">3</text:span></text:a></text:p>
        </text:list-item>
        <text:list-item>
          <text:p text:style-name="P16"><text:a xlink:type="simple" xlink:href="https://www.öpnvkarte.de/?zoom=14&amp;lat=45.1823&amp;lon=5.73#5.73;45.1823;14" text:style-name="Internet_20_link" text:visited-style-name="Visited_20_Internet_20_Link"><text:span text:style-name="T5">Rendu transports en commun (30 s)</text:span></text:a></text:p>
        </text:list-item>
        <text:list-item>
          <text:p text:style-name="P16"><text:a xlink:type="simple" xlink:href="http://demo.f4map.com/#lat=45.1855374&amp;lon=5.7321588&amp;zoom=17" text:style-name="Internet_20_link" text:visited-style-name="Visited_20_Internet_20_Link"><text:span text:style-name="T5">Rendu 4D (30 s)</text:span></text:a><text:span text:style-name="T5"> : </text:span><text:span text:style-name="T18">en exploitant la hauteur du bâti et en tenant compte de la position te hauteur du soleil</text:span></text:p>
        </text:list-item>
        <text:list-item>
          <text:p text:style-name="P22"><text:a xlink:type="simple" xlink:href="https://wheelmap.org/fr/map#/?lat=45.1823&amp;lon=5.73&amp;q=grenoble&amp;zoom=14" text:style-name="Internet_20_link" text:visited-style-name="Visited_20_Internet_20_Link"><text:span text:style-name="T12">Accessibilité</text:span></text:a><text:span text:style-name="T12"> : </text:span></text:p>
        </text:list-item>
        <text:list-item>
          <text:p text:style-name="P23"><text:a xlink:type="simple" xlink:href="https://www.opencyclemap.org/" text:style-name="Internet_20_link" text:visited-style-name="Visited_20_Internet_20_Link">Rendu cyclable (1 mn)</text:a></text:p>
        </text:list-item>
      </text:list>
      <text:p text:style-name="P8"/>
      <text:p text:style-name="P6">Routage : <text:span text:style-name="T2">calcul d’itinéraires (multi-critères, programmables, spécialisés) encore parfois expérimentaux mais prometteurs, tjrs à partir des données OSM</text:span></text:p>
      <text:list xml:id="list5138170980117502502" text:style-name="L4">
        <text:list-item>
          <text:p text:style-name="P17"><text:a xlink:type="simple" xlink:href="http://brouter.de/brouter-web/" text:style-name="Internet_20_link" text:visited-style-name="Visited_20_Internet_20_Link"><text:span text:style-name="T5">Bike router (2 mn)</text:span></text:a><text:span text:style-name="T5"> </text:span><text:span text:style-name="T16">:</text:span><text:span text:style-name="T5"> </text:span><text:span text:style-name="T17">encore expérimental, ‘ouvert’ par scripting, plusieurs profils possibles, plusieurs alternatives proposées</text:span></text:p>
        </text:list-item>
        <text:list-item>
          <text:p text:style-name="P17"><text:span text:style-name="T7">E</text:span><text:span text:style-name="T5">tc (1 mn) </text:span><text:span text:style-name="T16">: </text:span><text:a xlink:type="simple" xlink:href="https://kurviger.de/en?point=Grenoble%2C%2038000%3B38100%2C%20France&amp;point=Gap%2C%2005000%2C%20France&amp;locale=en&amp;vehicle=motorcycle&amp;weighting=curvature&amp;additional_weighting=&amp;elevation=true&amp;layer=Omniscale" text:style-name="Internet_20_link" text:visited-style-name="Visited_20_Internet_20_Link"><text:span text:style-name="T7">Routage moto</text:span></text:a><text:span text:style-name="T7"> </text:span><text:span text:style-name="T17">(éviter les villes, les autoroutes, chercher les belles courbes, etc)</text:span></text:p>
        </text:list-item>
        <text:list-item>
          <text:p text:style-name="P17"><text:a xlink:type="simple" xlink:href="https://openrouteservice.org/reach?a=45.153164,5.721303&amp;b=1c&amp;i=0&amp;j1=300&amp;j2=30&amp;g1=-1&amp;g2=15&amp;h2=3&amp;d=25&amp;k1=fr&amp;k2=km%2F" text:style-name="Internet_20_link" text:visited-style-name="Visited_20_Internet_20_Link"><text:span text:style-name="T5">Carte isochrone vélo (1 mn)</text:span></text:a><text:span text:style-name="T5"> </text:span><text:span text:style-name="T16">:</text:span><text:span text:style-name="T5"> </text:span><text:span text:style-name="T17">pour la gestion du territoire ? A évaluer… le moteur de calcul est-il juste ?</text:span><text:span text:style-name="T10"> </text:span></text:p>
        </text:list-item>
      </text:list>
      <text:p text:style-name="P6"><text:soft-page-break/></text:p>
      <text:p text:style-name="P5">Quelques outils</text:p>
      <text:list xml:id="list6352587586827368391" text:style-name="L5">
        <text:list-item>
          <text:p text:style-name="P15"><text:a xlink:type="simple" xlink:href="http://osmose.openstreetmap.fr/fr/map/#" text:style-name="Internet_20_link" text:visited-style-name="Visited_20_Internet_20_Link"><text:span text:style-name="T5">Assurance qualité (2 mn)</text:span></text:a><text:span text:style-name="T5"> : </text:span><text:span text:style-name="T17">contrôle de cohérence et remontée d’avertissements et d’erreurs sur les données OSM, pour améliorer la qualité des données OSM.</text:span></text:p>
        </text:list-item>
        <text:list-item>
          <text:p text:style-name="P18"><text:a xlink:type="simple" xlink:href="http://tools.geofabrik.de/mc/#13/45.1737/5.7240&amp;num=4&amp;mt0=mapnik&amp;mt1=google-map&amp;mt2=public_transport&amp;mt3=cyclemap" text:style-name="Internet_20_link" text:visited-style-name="Visited_20_Internet_20_Link"><text:span text:style-name="T5">Comparaison OSM Google (1 mn)</text:span></text:a><text:span text:style-name="T5"> </text:span><text:span text:style-name="T16">: </text:span><text:span text:style-name="T17">comment comparer facilement les données OSM avec les données </text:span><text:span text:style-name="T18">Google</text:span></text:p>
        </text:list-item>
        <text:list-item>
          <text:p text:style-name="P24">etc</text:p>
        </text:list-item>
      </text:list>
      <text:p text:style-name="P9"/>
      <text:p text:style-name="P6">Données OSM </text:p>
      <text:list xml:id="list3522465816503213081" text:style-name="L6">
        <text:list-item>
          <text:p text:style-name="P19"><text:a xlink:type="simple" xlink:href="http://overpass-turbo.eu/s/bUQ" text:style-name="Internet_20_link" text:visited-style-name="Visited_20_Internet_20_Link"><text:span text:style-name="T5">Requêtes simples en langage naturel (ou presque) (2 mn)</text:span></text:a></text:p>
        </text:list-item>
        <text:list-item>
          <text:p text:style-name="P19"><text:a xlink:type="simple" xlink:href="https://wiki.openstreetmap.org/wiki/Main_Page" text:style-name="Internet_20_link" text:visited-style-name="Visited_20_Internet_20_Link"><text:span text:style-name="T5">Accès à la documentation sur les données (2 mn) </text:span></text:a></text:p>
        </text:list-item>
        <text:list-item>
          <text:p text:style-name="P19"><text:a xlink:type="simple" xlink:href="http://umap.openstreetmap.fr/fr/" text:style-name="Internet_20_link" text:visited-style-name="Visited_20_Internet_20_Link"><text:span text:style-name="T5">Construire sa propre carte (2 mn)</text:span></text:a><text:span text:style-name="T5"> : </text:span><text:a xlink:type="simple" xlink:href="http://umap.openstreetmap.fr/fr/map/antennes-gsm-a-grenoble_54537#14/45.1813/5.7239" text:style-name="Internet_20_link" text:visited-style-name="Visited_20_Internet_20_Link"><text:span text:style-name="T8">ex1</text:span></text:a><text:span text:style-name="T8">, </text:span><text:a xlink:type="simple" xlink:href="http://umap.openstreetmap.fr/en/map/magagsin-de-cycles-dans-les-vosges_152133#11/48.0659/6.8620" text:style-name="Internet_20_link" text:visited-style-name="Visited_20_Internet_20_Link"><text:span text:style-name="T8">ex2</text:span></text:a><text:span text:style-name="T8">, </text:span><text:a xlink:type="simple" xlink:href="http://umap.openstreetmap.fr/en/map/equipements-cyclables_141536#16/48.0701/6.8614" text:style-name="Internet_20_link" text:visited-style-name="Visited_20_Internet_20_Link"><text:span text:style-name="T8">ex3</text:span></text:a></text:p>
        </text:list-item>
      </text:list>
      <text:p text:style-name="P9"/>
      <text:p text:style-name="P7">Contribution</text:p>
      <text:list xml:id="list4109157829306515395" text:style-name="L7">
        <text:list-item>
          <text:p text:style-name="P20"><text:a xlink:type="simple" xlink:href="https://www.openstreetmap.org/search?query=grenoble#map=13/45.1841/5.7154" text:style-name="Internet_20_link" text:visited-style-name="Visited_20_Internet_20_Link"><text:span text:style-name="T5">Editeur </text:span></text:a><text:a xlink:type="simple" xlink:href="https://www.openstreetmap.org/search?query=grenoble#map=13/45.1841/5.7154" text:style-name="Internet_20_link" text:visited-style-name="Visited_20_Internet_20_Link"><text:span text:style-name="T9">ID (2 mn) </text:span></text:a></text:p>
        </text:list-item>
        <text:list-item>
          <text:p text:style-name="P21"><text:a xlink:type="simple" xlink:href="https://josm.openstreetmap.de/" text:style-name="Internet_20_link" text:visited-style-name="Visited_20_Internet_20_Link"><text:span text:style-name="T5">Editeur JOSM (3 mn) </text:span></text:a></text:p>
        </text:list-item>
      </text:list>
      <text:p text:style-name="P25">Merci !</text:p>
      <text:p text:style-name="P26">Présentation © Paul Desgranges 2017</text:p>
      <text:p text:style-name="P28"><text:span text:style-name="T3">&lt;</text:span><text:span text:style-name="T4">desgranges.paul@neuf.fr</text:span>&gt;</text:p>
      <text:p text:style-name="P28"><text:span text:style-name="T3">Licence : Creative Commons By – SA 3.0</text:span></text:p>
      <text:p text:style-name="P27">– (By) Attribution</text:p>
      <text:p text:style-name="P27">– (SA) Partage dans les mêmes conditions</text:p>
      <text:p text:style-name="P27">– http://creativecommons.org/licenses/by-sa/3.0/fr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avec_20_flèche" style:display-name="Objet avec flèch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5f_1" style:display-name="Standard_1" style:family="paragraph" style:default-outline-level="">
      <style:paragraph-properties fo:margin-left="0cm" fo:margin-right="0cm" fo:margin-top="0cm" fo:margin-bottom="0cm" loext:contextual-spacing="false" fo:line-height="92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09:41:19.220968919</meta:creation-date>
    <dc:date>2017-06-12T18:23:45.339504245</dc:date>
    <meta:editing-duration>PT16M35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39" meta:word-count="353" meta:character-count="2136" meta:non-whitespace-character-count="1830"/>
  </office:meta>
</office:document-meta>
</file>